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Arial1" svg:font-family="Arial" style:font-family-generic="swiss"/>
    <style:font-face style:name="Arial mt" svg:font-family="'Arial mt'" style:font-family-generic="swiss"/>
    <style:font-face style:name="Arial-BoldItalicMT" svg:font-family="Arial-BoldItalicMT" style:font-family-generic="roman" style:font-pitch="variable"/>
    <style:font-face style:name="Arial-BoldMT" svg:font-family="Arial-BoldMT" style:font-family-generic="roman" style:font-pitch="variable"/>
    <style:font-face style:name="Arial-ItalicMT" svg:font-family="Arial-ItalicMT" style:font-family-generic="roman" style:font-pitch="variable"/>
    <style:font-face style:name="ArialMT" svg:font-family="ArialMT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/>
      <style:text-properties officeooo:paragraph-rsid="001e1073"/>
    </style:style>
    <style:style style:name="P3" style:family="paragraph" style:parent-style-name="Standard">
      <style:paragraph-properties fo:text-align="start" style:justify-single-word="false"/>
      <style:text-properties officeooo:paragraph-rsid="00217745"/>
    </style:style>
    <style:style style:name="P4" style:family="paragraph" style:parent-style-name="Standard">
      <style:paragraph-properties fo:text-align="start" style:justify-single-word="false"/>
      <style:text-properties style:font-name="Arial mt" officeooo:rsid="00182c06" officeooo:paragraph-rsid="001891e8"/>
    </style:style>
    <style:style style:name="P5" style:family="paragraph" style:parent-style-name="Standard">
      <style:paragraph-properties fo:text-align="start" style:justify-single-word="false"/>
      <style:text-properties style:font-name="Arial mt" fo:font-style="normal" officeooo:rsid="00182c06" officeooo:paragraph-rsid="00182c06" style:font-style-asian="normal" style:font-style-complex="normal"/>
    </style:style>
    <style:style style:name="P6" style:family="paragraph" style:parent-style-name="Standard">
      <style:paragraph-properties fo:text-align="start" style:justify-single-word="false"/>
      <style:text-properties style:font-name="Arial mt" fo:font-style="normal" officeooo:rsid="00182c06" officeooo:paragraph-rsid="001891e8" style:font-style-asian="normal" style:font-style-complex="normal"/>
    </style:style>
    <style:style style:name="P7" style:family="paragraph" style:parent-style-name="Standard">
      <style:paragraph-properties fo:text-align="start" style:justify-single-word="false"/>
      <style:text-properties style:font-name="Arial mt" fo:font-style="normal" officeooo:rsid="00182c06" officeooo:paragraph-rsid="001a5ce8" style:font-style-asian="normal" style:font-style-complex="normal"/>
    </style:style>
    <style:style style:name="P8" style:family="paragraph" style:parent-style-name="Standard">
      <style:paragraph-properties fo:text-align="start" style:justify-single-word="false"/>
      <style:text-properties style:font-name="Arial mt" fo:font-style="normal" officeooo:rsid="00182c06" officeooo:paragraph-rsid="001bbfd6" style:font-style-asian="normal" style:font-style-complex="normal"/>
    </style:style>
    <style:style style:name="P9" style:family="paragraph" style:parent-style-name="Standard">
      <style:paragraph-properties fo:text-align="start" style:justify-single-word="false"/>
      <style:text-properties style:font-name="Arial mt" fo:font-style="normal" officeooo:rsid="00182c06" officeooo:paragraph-rsid="001c6725" style:font-style-asian="normal" style:font-style-complex="normal"/>
    </style:style>
    <style:style style:name="P10" style:family="paragraph" style:parent-style-name="Standard">
      <style:paragraph-properties fo:text-align="start" style:justify-single-word="false"/>
      <style:text-properties style:font-name="Arial mt" fo:font-style="normal" officeooo:rsid="00182c06" officeooo:paragraph-rsid="001e1073" style:font-style-asian="normal" style:font-style-complex="normal"/>
    </style:style>
    <style:style style:name="P11" style:family="paragraph" style:parent-style-name="Standard">
      <style:paragraph-properties fo:text-align="start" style:justify-single-word="false"/>
      <style:text-properties style:font-name="Arial mt" fo:font-style="normal" officeooo:rsid="00182c06" officeooo:paragraph-rsid="001fe3bb" style:font-style-asian="normal" style:font-style-complex="normal"/>
    </style:style>
    <style:style style:name="P12" style:family="paragraph" style:parent-style-name="Standard">
      <style:paragraph-properties fo:text-align="start" style:justify-single-word="false"/>
      <style:text-properties style:font-name="Arial mt" fo:font-style="normal" officeooo:rsid="00182c06" officeooo:paragraph-rsid="00217745" style:font-style-asian="normal" style:font-style-complex="normal"/>
    </style:style>
    <style:style style:name="P13" style:family="paragraph" style:parent-style-name="Standard">
      <style:paragraph-properties fo:text-align="start" style:justify-single-word="false"/>
      <style:text-properties style:font-name="Arial mt" fo:font-style="normal" officeooo:rsid="001891e8" officeooo:paragraph-rsid="001891e8" style:font-style-asian="normal" style:font-style-complex="normal"/>
    </style:style>
    <style:style style:name="P14" style:family="paragraph" style:parent-style-name="Standard">
      <style:paragraph-properties fo:text-align="start" style:justify-single-word="false"/>
      <style:text-properties style:font-name="Arial mt" fo:font-style="normal" officeooo:rsid="001bbfd6" officeooo:paragraph-rsid="001bbfd6" style:font-style-asian="normal" style:font-style-complex="normal"/>
    </style:style>
    <style:style style:name="P15" style:family="paragraph" style:parent-style-name="Standard">
      <style:paragraph-properties fo:text-align="start" style:justify-single-word="false"/>
      <style:text-properties style:font-name="Arial mt" fo:font-style="normal" officeooo:rsid="001c6725" officeooo:paragraph-rsid="001e1073" style:font-style-asian="normal" style:font-style-complex="normal"/>
    </style:style>
    <style:style style:name="P16" style:family="paragraph" style:parent-style-name="Standard">
      <style:paragraph-properties fo:text-align="start" style:justify-single-word="false"/>
      <style:text-properties style:font-name="Arial mt" fo:font-style="normal" officeooo:rsid="001fe3bb" officeooo:paragraph-rsid="001fe3bb" style:font-style-asian="normal" style:font-style-complex="normal"/>
    </style:style>
    <style:style style:name="P17" style:family="paragraph" style:parent-style-name="Standard">
      <style:paragraph-properties fo:text-align="start" style:justify-single-word="false"/>
      <style:text-properties style:font-name="Arial mt" fo:font-style="normal" officeooo:rsid="001fe3bb" officeooo:paragraph-rsid="00217745" style:font-style-asian="normal" style:font-style-complex="normal"/>
    </style:style>
    <style:style style:name="P18" style:family="paragraph" style:parent-style-name="Standard">
      <style:paragraph-properties fo:text-align="start" style:justify-single-word="false"/>
      <style:text-properties style:font-name="Arial mt" fo:font-style="normal" officeooo:rsid="00217745" officeooo:paragraph-rsid="00217745" style:font-style-asian="normal" style:font-style-complex="normal"/>
    </style:style>
    <style:style style:name="P19" style:family="paragraph" style:parent-style-name="Standard">
      <style:paragraph-properties fo:text-align="start" style:justify-single-word="false"/>
      <style:text-properties officeooo:rsid="001891e8"/>
    </style:style>
    <style:style style:name="P20" style:family="paragraph" style:parent-style-name="Standard">
      <style:paragraph-properties fo:text-align="start" style:justify-single-word="false"/>
      <style:text-properties officeooo:rsid="001891e8" officeooo:paragraph-rsid="00196846"/>
    </style:style>
    <style:style style:name="P21" style:family="paragraph" style:parent-style-name="Standard">
      <style:paragraph-properties fo:text-align="start" style:justify-single-word="false"/>
      <style:text-properties officeooo:rsid="001891e8" officeooo:paragraph-rsid="001a5ce8"/>
    </style:style>
    <style:style style:name="P22" style:family="paragraph" style:parent-style-name="Standard">
      <style:paragraph-properties fo:text-align="start" style:justify-single-word="false"/>
      <style:text-properties style:font-name="ArialMT" fo:font-size="11pt" fo:font-style="normal" officeooo:rsid="00182c06" officeooo:paragraph-rsid="001e1073" style:font-size-asian="11pt" style:font-style-asian="normal" style:font-style-complex="normal"/>
    </style:style>
    <style:style style:name="P23" style:family="paragraph" style:parent-style-name="Standard">
      <style:text-properties officeooo:paragraph-rsid="00217745"/>
    </style:style>
    <style:style style:name="T1" style:family="text">
      <style:text-properties style:font-name="Arial-BoldMT" fo:font-size="12pt" fo:font-weight="bold" style:font-size-asian="12pt" style:font-weight-asian="bold"/>
    </style:style>
    <style:style style:name="T2" style:family="text">
      <style:text-properties style:font-name="Arial-BoldItalicMT" fo:font-size="11pt" fo:font-style="italic" fo:font-weight="bold" style:font-size-asian="11pt" style:font-style-asian="italic" style:font-weight-asian="bold"/>
    </style:style>
    <style:style style:name="T3" style:family="text">
      <style:text-properties style:font-name="Arial-ItalicMT" fo:font-size="11pt" fo:font-style="italic" style:font-size-asian="11pt" style:font-style-asian="italic"/>
    </style:style>
    <style:style style:name="T4" style:family="text">
      <style:text-properties style:font-name="ArialMT" fo:font-size="11pt" style:font-size-asian="11pt"/>
    </style:style>
    <style:style style:name="T5" style:family="text">
      <style:text-properties style:font-name="ArialMT" fo:font-size="11pt" officeooo:rsid="00196846" style:font-size-asian="11pt"/>
    </style:style>
    <style:style style:name="T6" style:family="text">
      <style:text-properties style:font-name="ArialMT" fo:font-size="11pt" officeooo:rsid="001891e8" style:font-size-asian="11pt"/>
    </style:style>
    <style:style style:name="T7" style:family="text">
      <style:text-properties style:font-name="ArialMT" fo:font-size="11pt" officeooo:rsid="001e1073" style:font-size-asian="11pt"/>
    </style:style>
    <style:style style:name="T8" style:family="text">
      <style:text-properties style:font-name="ArialMT" fo:font-size="11pt" officeooo:rsid="001fe3bb" style:font-size-asian="11pt"/>
    </style:style>
    <style:style style:name="T9" style:family="text">
      <style:text-properties style:font-name="ArialMT" fo:font-size="11pt" officeooo:rsid="00217745" style:font-size-asian="11pt"/>
    </style:style>
    <style:style style:name="T10" style:family="text">
      <style:text-properties style:font-name="ArialMT" fo:font-size="11pt" officeooo:rsid="00182c06" style:font-size-asian="11pt"/>
    </style:style>
    <style:style style:name="T11" style:family="text">
      <style:text-properties style:font-name="ArialMT" fo:font-size="11pt" fo:font-style="italic" style:font-size-asian="11pt" style:font-style-asian="italic"/>
    </style:style>
    <style:style style:name="T12" style:family="text">
      <style:text-properties style:font-name="ArialMT" fo:font-size="11pt" fo:font-style="normal" officeooo:rsid="00182c06" style:font-size-asian="11pt" style:font-style-asian="normal" style:font-style-complex="normal"/>
    </style:style>
    <style:style style:name="T13" style:family="text">
      <style:text-properties style:font-name="ArialMT" fo:font-size="11pt" fo:font-style="normal" officeooo:rsid="00217745" style:font-size-asian="11pt" style:font-style-asian="normal" style:font-style-complex="normal"/>
    </style:style>
    <style:style style:name="T14" style:family="text">
      <style:text-properties style:font-name="ArialMT" fo:font-size="11pt" fo:font-style="normal" officeooo:rsid="001fe3bb" style:font-size-asian="11pt" style:font-style-asian="normal" style:font-style-complex="normal"/>
    </style:style>
    <style:style style:name="T15" style:family="text">
      <style:text-properties style:font-name="ArialMT" fo:font-size="11pt" fo:font-style="normal" officeooo:rsid="001e1073" style:font-size-asian="11pt" style:font-style-asian="normal" style:font-style-complex="normal"/>
    </style:style>
    <style:style style:name="T16" style:family="text">
      <style:text-properties fo:font-size="11pt" style:font-size-asian="11pt"/>
    </style:style>
    <style:style style:name="T17" style:family="text">
      <style:text-properties fo:font-size="11pt" officeooo:rsid="00182c06" style:font-size-asian="11pt"/>
    </style:style>
    <style:style style:name="T18" style:family="text">
      <style:text-properties fo:font-size="11pt" officeooo:rsid="00217745" style:font-size-asian="11pt"/>
    </style:style>
    <style:style style:name="T19" style:family="text">
      <style:text-properties style:font-name="Symbol" fo:font-size="12pt" fo:font-weight="normal" style:font-size-asian="12pt" style:font-size-complex="12pt"/>
    </style:style>
    <style:style style:name="T20" style:family="text">
      <style:text-properties style:font-name="Symbol" fo:font-size="12pt" fo:font-weight="normal" officeooo:rsid="00196846" style:font-size-asian="12pt" style:font-size-complex="12pt"/>
    </style:style>
    <style:style style:name="T21" style:family="text">
      <style:text-properties style:font-name="Symbol" fo:font-size="12pt" fo:font-weight="normal" officeooo:rsid="001891e8" style:font-size-asian="12pt" style:font-size-complex="12pt"/>
    </style:style>
    <style:style style:name="T22" style:family="text">
      <style:text-properties style:font-name="Symbol" fo:font-size="12pt" fo:font-weight="normal" officeooo:rsid="001e1073" style:font-size-asian="12pt" style:font-size-complex="12pt"/>
    </style:style>
    <style:style style:name="T23" style:family="text">
      <style:text-properties style:font-name="Symbol" fo:font-size="12pt" fo:font-style="normal" fo:font-weight="normal" style:font-size-asian="12pt" style:font-style-asian="normal" style:font-size-complex="12pt" style:font-style-complex="normal"/>
    </style:style>
    <style:style style:name="T24" style:family="text">
      <style:text-properties style:font-name="Symbol" fo:font-size="12pt" fo:font-style="normal" fo:font-weight="normal" officeooo:rsid="001891e8" style:font-size-asian="12pt" style:font-style-asian="normal" style:font-size-complex="12pt" style:font-style-complex="normal"/>
    </style:style>
    <style:style style:name="T25" style:family="text">
      <style:text-properties style:font-name="Symbol" fo:font-size="12pt" fo:font-style="normal" fo:font-weight="normal" officeooo:rsid="00217745" style:font-size-asian="12pt" style:font-style-asian="normal" style:font-size-complex="12pt" style:font-style-complex="normal"/>
    </style:style>
    <style:style style:name="T26" style:family="text">
      <style:text-properties style:font-name="Arial mt" fo:font-size="12pt" fo:font-weight="normal" officeooo:rsid="001a5ce8" style:font-size-asian="12pt" style:font-size-complex="12pt"/>
    </style:style>
    <style:style style:name="T27" style:family="text">
      <style:text-properties style:font-name="Arial mt" fo:font-size="11pt" fo:font-style="normal" fo:font-weight="normal" officeooo:rsid="00182c06" style:font-size-asian="11pt" style:font-style-asian="normal" style:font-size-complex="12pt" style:font-style-complex="normal"/>
    </style:style>
    <style:style style:name="T28" style:family="text">
      <style:text-properties style:font-name="Arial mt" fo:font-size="11pt" fo:font-style="normal" fo:font-weight="normal" officeooo:rsid="001a5ce8" style:font-size-asian="11pt" style:font-style-asian="normal" style:font-size-complex="12pt" style:font-style-complex="normal"/>
    </style:style>
    <style:style style:name="T29" style:family="text">
      <style:text-properties style:text-position="sub 58%" fo:font-size="11pt" style:font-size-asian="11pt"/>
    </style:style>
    <style:style style:name="T30" style:family="text">
      <style:text-properties style:text-position="sub 58%" style:font-name="Symbol" fo:font-size="12pt" fo:font-style="normal" fo:font-weight="normal" officeooo:rsid="001891e8" style:font-size-asian="12pt" style:font-style-asian="normal" style:font-size-complex="12pt" style:font-style-complex="normal"/>
    </style:style>
    <style:style style:name="T31" style:family="text">
      <style:text-properties style:text-position="sub 58%" style:font-name="ArialMT" fo:font-size="11pt" style:font-size-asian="11pt"/>
    </style:style>
    <style:style style:name="T32" style:family="text">
      <style:text-properties style:text-position="sub 58%" style:font-name="ArialMT" fo:font-size="11pt" officeooo:rsid="00196846" style:font-size-asian="11pt"/>
    </style:style>
    <style:style style:name="T33" style:family="text">
      <style:text-properties style:text-position="sub 58%" style:font-name="ArialMT" fo:font-size="11pt" officeooo:rsid="001a5ce8" style:font-size-asian="11pt"/>
    </style:style>
    <style:style style:name="T34" style:family="text">
      <style:text-properties style:text-position="sub 58%" style:font-name="ArialMT" fo:font-size="11pt" officeooo:rsid="001891e8" style:font-size-asian="11pt"/>
    </style:style>
    <style:style style:name="T35" style:family="text">
      <style:text-properties style:text-position="sub 58%" style:font-name="ArialMT" fo:font-size="11pt" officeooo:rsid="001e1073" style:font-size-asian="11pt"/>
    </style:style>
    <style:style style:name="T36" style:family="text">
      <style:text-properties style:text-position="sub 58%" style:font-name="ArialMT" fo:font-size="11pt" fo:font-weight="normal" style:font-size-asian="11pt" style:font-size-complex="12pt"/>
    </style:style>
    <style:style style:name="T37" style:family="text">
      <style:text-properties style:text-position="sub 58%" style:font-name="ArialMT" fo:font-size="11pt" fo:font-weight="normal" officeooo:rsid="00196846" style:font-size-asian="11pt" style:font-size-complex="12pt"/>
    </style:style>
    <style:style style:name="T38" style:family="text">
      <style:text-properties style:text-position="sub 58%" style:font-name="ArialMT" fo:font-size="11pt" fo:font-weight="normal" officeooo:rsid="001e1073" style:font-size-asian="11pt" style:font-size-complex="12pt"/>
    </style:style>
    <style:style style:name="T39" style:family="text">
      <style:text-properties style:text-position="sub 58%" style:font-name="ArialMT" fo:font-size="11pt" fo:font-weight="normal" officeooo:rsid="00217745" style:font-size-asian="11pt" style:font-size-complex="12pt"/>
    </style:style>
    <style:style style:name="T40" style:family="text">
      <style:text-properties style:text-position="sub 58%" style:font-name="ArialMT" fo:font-size="11pt" fo:font-style="normal" officeooo:rsid="001e1073" style:font-size-asian="11pt" style:font-style-asian="normal" style:font-style-complex="normal"/>
    </style:style>
    <style:style style:name="T41" style:family="text">
      <style:text-properties style:text-position="sub 58%" style:font-name="ArialMT" fo:font-size="11pt" fo:font-style="normal" fo:font-weight="normal" officeooo:rsid="001e1073" style:font-size-asian="11pt" style:font-style-asian="normal" style:font-size-complex="12pt" style:font-style-complex="normal"/>
    </style:style>
    <style:style style:name="T42" style:family="text">
      <style:text-properties style:text-position="sub 58%" style:font-name="ArialMT" fo:font-size="11pt" fo:font-style="normal" fo:font-weight="normal" officeooo:rsid="00217745" style:font-size-asian="11pt" style:font-style-asian="normal" style:font-size-complex="12pt" style:font-style-complex="normal"/>
    </style:style>
    <style:style style:name="T43" style:family="text">
      <style:text-properties style:text-position="sub 58%" style:font-name="Arial-ItalicMT" fo:font-size="11pt" fo:font-style="italic" fo:font-weight="normal" style:font-size-asian="11pt" style:font-style-asian="italic" style:font-size-complex="12pt"/>
    </style:style>
    <style:style style:name="T44" style:family="text">
      <style:text-properties style:text-position="sub 58%" style:font-name="Arial-ItalicMT" fo:font-size="11pt" fo:font-style="italic" fo:font-weight="normal" style:font-size-asian="11pt" style:font-style-asian="italic" style:font-size-complex="12pt" style:font-style-complex="normal"/>
    </style:style>
    <style:style style:name="T45" style:family="text">
      <style:text-properties style:text-position="sub 58%" style:font-name="Arial-ItalicMT" fo:font-size="11pt" fo:font-style="italic" fo:font-weight="normal" officeooo:rsid="001891e8" style:font-size-asian="11pt" style:font-style-asian="italic" style:font-size-complex="12pt" style:font-style-complex="normal"/>
    </style:style>
    <style:style style:name="T46" style:family="text">
      <style:text-properties style:text-position="sub 58%" style:font-name="Arial-ItalicMT" fo:font-size="11pt" fo:font-style="italic" fo:font-weight="normal" officeooo:rsid="001fe3bb" style:font-size-asian="11pt" style:font-style-asian="italic" style:font-size-complex="12pt" style:font-style-complex="normal"/>
    </style:style>
    <style:style style:name="T47" style:family="text">
      <style:text-properties style:text-position="sub 58%" style:font-name="Arial-ItalicMT" fo:font-size="11pt" fo:font-style="italic" fo:font-weight="normal" officeooo:rsid="00217745" style:font-size-asian="11pt" style:font-style-asian="italic" style:font-size-complex="12pt" style:font-style-complex="normal"/>
    </style:style>
    <style:style style:name="T48" style:family="text">
      <style:text-properties style:text-position="sub 58%" style:font-name="Arial-ItalicMT" fo:font-size="11pt" fo:font-style="italic" fo:font-weight="normal" officeooo:rsid="001891e8" style:font-size-asian="11pt" style:font-style-asian="italic" style:font-size-complex="12pt"/>
    </style:style>
    <style:style style:name="T49" style:family="text">
      <style:text-properties style:text-position="sub 58%" style:font-name="Arial-ItalicMT" fo:font-size="11pt" fo:font-style="italic" fo:font-weight="normal" officeooo:rsid="001fe3bb" style:font-size-asian="11pt" style:font-style-asian="italic" style:font-size-complex="12pt"/>
    </style:style>
    <style:style style:name="T50" style:family="text">
      <style:text-properties style:text-position="sub 58%" style:font-name="Arial-ItalicMT" fo:font-size="11pt" fo:font-style="italic" fo:font-weight="normal" officeooo:rsid="00217745" style:font-size-asian="11pt" style:font-style-asian="italic" style:font-size-complex="12pt"/>
    </style:style>
    <style:style style:name="T51" style:family="text">
      <style:text-properties style:text-position="0% 100%" style:font-name="ArialMT" fo:font-size="11pt" officeooo:rsid="001e1073" style:font-size-asian="11pt"/>
    </style:style>
    <style:style style:name="T52" style:family="text">
      <style:text-properties style:text-position="0% 100%" style:font-name="ArialMT" fo:font-size="11pt" fo:font-style="normal" officeooo:rsid="001e1073" style:font-size-asian="11pt" style:font-style-asian="normal" style:font-style-complex="normal"/>
    </style:style>
    <style:style style:name="T53" style:family="text">
      <style:text-properties style:text-position="0% 100%" style:font-name="Arial-ItalicMT" fo:font-size="11pt" fo:font-style="italic" fo:font-weight="normal" officeooo:rsid="00217745" style:font-size-asian="11pt" style:font-style-asian="italic" style:font-size-complex="12pt"/>
    </style:style>
    <style:style style:name="T54" style:family="text">
      <style:text-properties style:text-position="0% 100%" style:font-name="Arial-ItalicMT" fo:font-size="11pt" fo:font-style="italic" fo:font-weight="normal" officeooo:rsid="00217745" style:font-size-asian="11pt" style:font-style-asian="italic" style:font-size-complex="12pt" style:font-style-complex="normal"/>
    </style:style>
    <style:style style:name="T55" style:family="text">
      <style:text-properties style:text-position="0% 100%" style:font-name="Symbol" fo:font-size="12pt" fo:font-style="normal" fo:font-weight="normal" officeooo:rsid="001891e8" style:font-size-asian="12pt" style:font-style-asian="normal" style:font-size-complex="12pt" style:font-style-complex="normal"/>
    </style:style>
    <style:style style:name="T56" style:family="text">
      <style:text-properties fo:color="#000000" loext:opacity="100%" style:font-name="Symbol" fo:font-size="12pt" fo:font-weight="bold" officeooo:rsid="002268eb" style:font-size-asian="12pt" style:font-weight-asian="normal" style:font-size-complex="12pt" style:font-weight-complex="normal"/>
    </style:style>
    <style:style style:name="T57" style:family="text">
      <style:text-properties fo:color="#ff0066" loext:opacity="100%" style:font-name="Symbol" fo:font-size="12pt" fo:font-weight="bold" officeooo:rsid="002268eb" style:font-size-asian="12pt" style:font-weight-asian="normal" style:font-size-complex="12pt" style:font-weight-complex="normal"/>
    </style:style>
    <style:style style:name="T58" style:family="text">
      <style:text-properties style:font-name="Wingdings" fo:font-size="11pt" style:font-size-asian="11pt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Ejercicio 5:</text:span></text:p>
      <text:p text:style-name="P1"><text:span text:style-name="T2">Club</text:span><text:span text:style-name="T3">=(codigoClub, nombre, anioFundacion, codigoCiudad(FK))</text:span></text:p>
      <text:p text:style-name="P1"><text:span text:style-name="T2">Ciudad</text:span><text:span text:style-name="T3">=(codigoCiudad, nombre)</text:span></text:p>
      <text:p text:style-name="P1"><text:span text:style-name="T2">Estadio</text:span><text:span text:style-name="T3">=(codigoEstadio, codigoClub(FK), nombre, direccion)</text:span></text:p>
      <text:p text:style-name="P1"><text:span text:style-name="T2">Jugador</text:span><text:span text:style-name="T3">=(dni, nombre, apellido, edad, codigoCiudad(FK))</text:span></text:p>
      <text:p text:style-name="P1"><text:span text:style-name="T2">ClubJugador</text:span><text:span text:style-name="T3">(codigoClub, dni, desde, hasta)</text:span></text:p>
      <text:p text:style-name="P1"><text:span text:style-name="T3"/></text:p>
      <text:p text:style-name="P5"><text:span text:style-name="T16">C &lt;= Club</text:span></text:p>
      <text:p text:style-name="P5"><text:span text:style-name="T16">Ciu &lt;= Ciudad</text:span></text:p>
      <text:p text:style-name="P5"><text:span text:style-name="T16">E &lt;= Estadio</text:span></text:p>
      <text:p text:style-name="P5"><text:span text:style-name="T16">J &lt;= Jugador</text:span></text:p>
      <text:p text:style-name="P5"><text:span text:style-name="T16">CJ &lt;= ClubJugador</text:span></text:p>
      <text:p text:style-name="P1"><text:span text:style-name="T3"/></text:p>
      <text:p text:style-name="P1"><text:span text:style-name="T4">1. Reportar nombre y año de fundación de clubes de la ciudad de La Plata, además del</text:span></text:p>
      <text:p text:style-name="P1"><text:span text:style-name="T4">nombre y dirección del estadio del mismo.</text:span></text:p>
      <text:p text:style-name="P1"><text:span text:style-name="T4"/></text:p>
      <text:p text:style-name="P5"><text:span text:style-name="T4">C &lt;= Club</text:span></text:p>
      <text:p text:style-name="P6"><text:span text:style-name="T4">E &lt;= Estadio</text:span></text:p>
      <text:p text:style-name="P6"><text:span text:style-name="T4"/></text:p>
      <text:p text:style-name="P13"><text:span text:style-name="T19">p</text:span><text:span text:style-name="T29">club.nombre, club.anioFundacion, estadio.nombre, estadio.direccion</text:span><text:span text:style-name="T4">( C |x| E )</text:span></text:p>
      <text:p text:style-name="P4"><text:span text:style-name="T11"/></text:p>
      <text:p text:style-name="P4"><text:span text:style-name="T11"/></text:p>
      <text:p text:style-name="P1"><text:span text:style-name="T4"/></text:p>
      <text:p text:style-name="P1"><text:span text:style-name="T4">2. Listar datos personales de jugadores actuales del club River Plate que hayan jugado en el</text:span></text:p>
      <text:p text:style-name="P1"><text:span text:style-name="T4">club Boca Juniors.</text:span></text:p>
      <text:p text:style-name="P19"><text:span text:style-name="T4"/></text:p>
      <text:p text:style-name="P7"><text:span text:style-name="T4">C &lt;= Club</text:span></text:p>
      <text:p text:style-name="P7"><text:span text:style-name="T16">J &lt;= Jugador</text:span></text:p>
      <text:p text:style-name="P7"><text:span text:style-name="T4">CJ &lt;= ClubJugador</text:span></text:p>
      <text:p text:style-name="P7"><text:span text:style-name="T4"/></text:p>
      <text:p text:style-name="P20"><text:span text:style-name="T26">JugadoresActRiver &lt;= </text:span><text:span text:style-name="T19">(s</text:span><text:span text:style-name="T31">nombre=”River Plate”</text:span><text:span text:style-name="T4"> ( C )) |x| </text:span><text:span text:style-name="T5">(CJ - (</text:span><text:span text:style-name="T19">s</text:span><text:span text:style-name="T37">hasta&lt;= 15/10/2021</text:span><text:span text:style-name="T5">( </text:span><text:span text:style-name="T4">CJ </text:span><text:span text:style-name="T5">)))</text:span></text:p>
      <text:p text:style-name="P21"><text:span text:style-name="T26">ExJugadoresBoca &lt;= </text:span><text:span text:style-name="T20">(s</text:span><text:span text:style-name="T32">nombre=”</text:span><text:span text:style-name="T33">Boca Juniors</text:span><text:span text:style-name="T32">”</text:span><text:span text:style-name="T5"> ( C )) |x| (</text:span><text:span text:style-name="T20">s</text:span><text:span text:style-name="T37">hasta&lt;= 15/10/2021</text:span><text:span text:style-name="T5">( CJ ))</text:span></text:p>
      <text:p text:style-name="P21"><text:span text:style-name="T23">p</text:span><text:span text:style-name="T44">dni, nombre, apellido, edad </text:span><text:span text:style-name="T28">( </text:span><text:span text:style-name="T27">J </text:span><text:span text:style-name="T28">|x| </text:span><text:span text:style-name="T26">( JugadoresActRiver </text:span><text:span text:style-name="T56">Ç</text:span><text:span text:style-name="T57"> </text:span><text:span text:style-name="T26">ExJugadoresBoca ))</text:span></text:p>
      <text:p text:style-name="P20"><text:span text:style-name="T5"/></text:p>
      <text:p text:style-name="P20"><text:span text:style-name="T5"/></text:p>
      <text:p text:style-name="P1"><text:span text:style-name="T4"/></text:p>
      <text:p text:style-name="P1"><text:span text:style-name="T4">3. Listar información de todos los clubes donde se desempeñó el jugador: Marcelo Gallardo.</text:span></text:p>
      <text:p text:style-name="P2"><text:span text:style-name="T4">Indicar nombre, año de fundación y localidad del club.</text:span></text:p>
      <text:p text:style-name="P10"><text:span text:style-name="T4">Ciu &lt;= Ciudad</text:span></text:p>
      <text:p text:style-name="P8"><text:span text:style-name="T4">C &lt;= Club</text:span></text:p>
      <text:p text:style-name="P8"><text:span text:style-name="T4">CJ &lt;= ClubJugador</text:span></text:p>
      <text:p text:style-name="P8"><text:span text:style-name="T4">J &lt;= Jugador</text:span></text:p>
      <text:p text:style-name="P8"><text:span text:style-name="T4"/></text:p>
      <text:p text:style-name="P14"><text:span text:style-name="T21">p</text:span><text:span text:style-name="T43">C.</text:span><text:span text:style-name="T48">n</text:span><text:span text:style-name="T43">ombre</text:span><text:span text:style-name="T48">, </text:span><text:span text:style-name="T43">C.anioFundacion</text:span><text:span text:style-name="T48">, </text:span><text:span text:style-name="T43">Ciu.nombre</text:span><text:span text:style-name="T19">(( </text:span><text:span text:style-name="T21">s</text:span><text:span text:style-name="T34">nombre=”</text:span><text:span text:style-name="T31">Marcelo Gallardo</text:span><text:span text:style-name="T34">”</text:span><text:span text:style-name="T6"> ( </text:span><text:span text:style-name="T4">J )) <text:s/>|x| CJ |x| C |x| Ciu)</text:span></text:p>
      <text:p text:style-name="P1"><text:span text:style-name="T4"/></text:p>
      <text:p text:style-name="P1"><text:span text:style-name="T4"/></text:p>
      <text:p text:style-name="P1"><text:span text:style-name="T4">4. Reportar dni, nombre y apellido de aquellos jugadores que no tengan más de 25 años y</text:span></text:p>
      <text:p text:style-name="P1"><text:span text:style-name="T4">jueguen en algún club de la ciudad de Junín.</text:span></text:p>
      <text:p text:style-name="P1"><text:span text:style-name="T4"/></text:p>
      <text:p text:style-name="P9"><text:span text:style-name="T4">J &lt;= Jugador</text:span></text:p>
      <text:p text:style-name="P9"><text:span text:style-name="T4">CJ &lt;= ClubJugador</text:span></text:p>
      <text:p text:style-name="P9"><text:span text:style-name="T4">C &lt;= Club</text:span></text:p>
      <text:p text:style-name="P22">Ciu &lt;= Ciudad</text:p>
      <text:p text:style-name="P9"><text:span text:style-name="T3"/></text:p>
      <text:p text:style-name="P15"><text:span text:style-name="T21">p</text:span><text:span text:style-name="T48">dni, nombre, apellido </text:span><text:span text:style-name="T49">(</text:span><text:span text:style-name="T22">(</text:span><text:span text:style-name="T21">s</text:span><text:span text:style-name="T35">edad&lt;=25</text:span><text:span text:style-name="T51">(</text:span><text:span text:style-name="T4">J</text:span><text:span text:style-name="T7">))</text:span><text:span text:style-name="T4"> |x| CJ |x| C |x| </text:span><text:span text:style-name="T7">(</text:span><text:span text:style-name="T21">s</text:span><text:span text:style-name="T38">nombre=”Junin”</text:span><text:span text:style-name="T35"> </text:span><text:span text:style-name="T51">( </text:span><text:span text:style-name="T4">Ciu </text:span><text:span text:style-name="T7">))</text:span><text:span text:style-name="T8">)</text:span></text:p>
      <text:p text:style-name="P15"><text:span text:style-name="T7"/></text:p>
      <text:p text:style-name="P15"><text:soft-page-break/><text:span text:style-name="T7"/></text:p>
      <text:p text:style-name="P1"><text:span text:style-name="T4"/></text:p>
      <text:p text:style-name="P1"><text:span text:style-name="T4">5. Mostrar el nombre de los clubes que tengan jugadores de la ciudad de Chivilcoy mayores</text:span></text:p>
      <text:p text:style-name="P1"><text:span text:style-name="T4">de 25 años.</text:span></text:p>
      <text:p text:style-name="P1"><text:span text:style-name="T4"/></text:p>
      <text:p text:style-name="P11"><text:span text:style-name="T16">C &lt;= Club</text:span></text:p>
      <text:p text:style-name="P11"><text:span text:style-name="T16">Ciu &lt;= Ciudad</text:span></text:p>
      <text:p text:style-name="P11"><text:span text:style-name="T16">J &lt;= Jugador</text:span></text:p>
      <text:p text:style-name="P11"><text:span text:style-name="T4">CJ &lt;= ClubJugador</text:span></text:p>
      <text:p text:style-name="P11"><text:span text:style-name="T4"/></text:p>
      <text:p text:style-name="P16"><text:span text:style-name="T21">p</text:span><text:span text:style-name="T43">C.</text:span><text:span text:style-name="T48">nombre</text:span><text:span text:style-name="T19">(</text:span><text:span text:style-name="T22">(</text:span><text:span text:style-name="T21">s</text:span><text:span text:style-name="T35">edad&gt;25</text:span><text:span text:style-name="T51">(</text:span><text:span text:style-name="T4">J)) |x| CJ |x| C |x| </text:span><text:span text:style-name="T7">(</text:span><text:span text:style-name="T21">s</text:span><text:span text:style-name="T38">nombre=”</text:span><text:span text:style-name="T36">Chivilcoy</text:span><text:span text:style-name="T38">”</text:span><text:span text:style-name="T35"> </text:span><text:span text:style-name="T51">( </text:span><text:span text:style-name="T4">Ciu )))</text:span></text:p>
      <text:p text:style-name="P11"><text:span text:style-name="T4"/></text:p>
      <text:p text:style-name="P1"><text:span text:style-name="T4"/></text:p>
      <text:p text:style-name="P1"><text:span text:style-name="T4">6. Reportar el nombre y apellido de aquellos jugadores que hayan jugado en todos los clubes.</text:span></text:p>
      <text:p text:style-name="P1"><text:span text:style-name="T4"/></text:p>
      <text:p text:style-name="P11"><text:span text:style-name="T16">J &lt;= Jugador</text:span></text:p>
      <text:p text:style-name="P11"><text:span text:style-name="T4">CJ &lt;= ClubJugador</text:span></text:p>
      <text:p text:style-name="P11"><text:span text:style-name="T16">C &lt;= Club</text:span></text:p>
      <text:p text:style-name="P11"><text:span text:style-name="T4"/></text:p>
      <text:p text:style-name="P16"><text:span text:style-name="T21">p</text:span><text:span text:style-name="T43">J.nombre, J.apellido</text:span><text:span text:style-name="T48"> </text:span><text:span text:style-name="T4">(( J |x| CJ |x| C ) : C )</text:span></text:p>
      <text:p text:style-name="P1"><text:span text:style-name="T4"/></text:p>
      <text:p text:style-name="P1"><text:span text:style-name="T4">7. Listar nombre de los clubes que no hayan tenido ni tengan jugadores de la ciudad de La</text:span></text:p>
      <text:p text:style-name="P1"><text:span text:style-name="T4">Plata.</text:span></text:p>
      <text:p text:style-name="P1"><text:span text:style-name="T4"/></text:p>
      <text:p text:style-name="P11"><text:span text:style-name="T16">J &lt;= Jugador</text:span></text:p>
      <text:p text:style-name="P11"><text:span text:style-name="T4">CJ &lt;= ClubJugador</text:span></text:p>
      <text:p text:style-name="P11"><text:span text:style-name="T16">C &lt;= Club</text:span></text:p>
      <text:p text:style-name="P11"><text:span text:style-name="T16">Ciu &lt;= Ciudad</text:span></text:p>
      <text:p text:style-name="P11"><text:span text:style-name="T16">E &lt;= Estadio</text:span></text:p>
      <text:p text:style-name="P11"><text:span text:style-name="T4"/></text:p>
      <text:p text:style-name="P17"><text:span text:style-name="T21">p</text:span><text:span text:style-name="T48">nombre </text:span><text:span text:style-name="T53">(</text:span><text:span text:style-name="T17">C</text:span><text:span text:style-name="T18">)</text:span><text:span text:style-name="T17"> -</text:span><text:span text:style-name="T9"> </text:span><text:span text:style-name="T21">p</text:span><text:span text:style-name="T43">C.</text:span><text:span text:style-name="T48">nombre</text:span><text:span text:style-name="T9">(</text:span><text:span text:style-name="T4"> C |x| CJ |x| J |x| </text:span><text:span text:style-name="T7">(</text:span><text:span text:style-name="T21">s</text:span><text:span text:style-name="T38">nombre=”</text:span><text:span text:style-name="T39">La Plata</text:span><text:span text:style-name="T38">”</text:span><text:span text:style-name="T35"> </text:span><text:span text:style-name="T51">(</text:span><text:span text:style-name="T4">Ciu</text:span><text:span text:style-name="T9">)))</text:span></text:p>
      <text:p text:style-name="P18"><text:span text:style-name="T4"/></text:p>
      <text:p text:style-name="P17"><text:span text:style-name="T9"/></text:p>
      <text:p text:style-name="P1"><text:span text:style-name="T4"/></text:p>
      <text:p text:style-name="P1"><text:span text:style-name="T4">8. Mostrar dni, nombre y apellido de aquellos jugadores que jugaron o juegan en el club: Club</text:span></text:p>
      <text:p text:style-name="P1"><text:span text:style-name="T4">Atlético Rosario Central.</text:span></text:p>
      <text:p text:style-name="P1"><text:span text:style-name="T4"/></text:p>
      <text:p text:style-name="P12"><text:span text:style-name="T16">J &lt;= Jugador</text:span></text:p>
      <text:p text:style-name="P12"><text:span text:style-name="T4">CJ &lt;= ClubJugador</text:span></text:p>
      <text:p text:style-name="P12"><text:span text:style-name="T16">C &lt;= Club</text:span></text:p>
      <text:p text:style-name="P12"><text:span text:style-name="T4">Ciu &lt;= Ciudad</text:span></text:p>
      <text:p text:style-name="P1"><text:span text:style-name="T4"/></text:p>
      <text:p text:style-name="P3"><text:span text:style-name="T55">p</text:span><text:span text:style-name="T46">J.nombre, J.apellido,J.</text:span><text:span text:style-name="T47">DNI</text:span><text:span text:style-name="T13">(</text:span><text:span text:style-name="T14"> J |x| CJ |x| </text:span><text:span text:style-name="T13">(</text:span><text:span text:style-name="T24">s</text:span><text:span text:style-name="T41">nombre=”</text:span><text:span text:style-name="T42">Club Atletico Rosario Central</text:span><text:span text:style-name="T41">”</text:span><text:span text:style-name="T40"> </text:span><text:span text:style-name="T52">(</text:span><text:span text:style-name="T14">C</text:span><text:span text:style-name="T13">)))</text:span></text:p>
      <text:p text:style-name="P1"><text:span text:style-name="T4"/></text:p>
      <text:p text:style-name="P23"><text:span text:style-name="T4">9. Eliminar al jugador cuyo dni es: 24242424.</text:span></text:p>
      <text:p text:style-name="P23"><text:span text:style-name="T4"/></text:p>
      <text:p text:style-name="P12"><text:span text:style-name="T4">J &lt;= Jugador</text:span></text:p>
      <text:p text:style-name="P12"><text:span text:style-name="T4"/></text:p>
      <text:p text:style-name="P23"><text:span text:style-name="T12">J</text:span><text:span text:style-name="T4"> </text:span><text:span text:style-name="T58">ç</text:span><text:span text:style-name="T4"> </text:span><text:span text:style-name="T12">J</text:span><text:span text:style-name="T4"> - </text:span><text:span text:style-name="T9">(</text:span><text:span text:style-name="T24">s</text:span><text:span text:style-name="T42">dni</text:span><text:span text:style-name="T41">= 24242424</text:span><text:span text:style-name="T40"> </text:span><text:span text:style-name="T13">( </text:span><text:span text:style-name="T12">J </text:span><text:span text:style-name="T13">))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Arial1" svg:font-family="Arial" style:font-family-generic="swiss"/>
    <style:font-face style:name="Arial mt" svg:font-family="'Arial mt'" style:font-family-generic="swiss"/>
    <style:font-face style:name="Arial-BoldItalicMT" svg:font-family="Arial-BoldItalicMT" style:font-family-generic="roman" style:font-pitch="variable"/>
    <style:font-face style:name="Arial-BoldMT" svg:font-family="Arial-BoldMT" style:font-family-generic="roman" style:font-pitch="variable"/>
    <style:font-face style:name="Arial-ItalicMT" svg:font-family="Arial-ItalicMT" style:font-family-generic="roman" style:font-pitch="variable"/>
    <style:font-face style:name="ArialMT" svg:font-family="ArialMT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1-01T19:44:12.033000000</meta:creation-date>
    <dc:date>2021-11-01T21:21:27.325000000</dc:date>
    <meta:editing-duration>PT13M48S</meta:editing-duration>
    <meta:editing-cycles>2</meta:editing-cycles>
    <meta:generator>LibreOffice/7.1.4.2$Windows_X86_64 LibreOffice_project/a529a4fab45b75fefc5b6226684193eb000654f6</meta:generator>
    <meta:document-statistic meta:table-count="0" meta:image-count="0" meta:object-count="0" meta:page-count="2" meta:paragraph-count="68" meta:word-count="428" meta:character-count="2464" meta:non-whitespace-character-count="2103"/>
  </office:meta>
</office:document-meta>
</file>